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34f0"/>
    </style:style>
    <style:style style:name="T1" style:family="text">
      <style:text-properties officeooo:rsid="001d3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finizioni, acronimi e abbreviazioni</text:h>
      <text:p text:style-name="P1"><text:span text:style-name="T1">Lista delle definizioni acronimi e abbreviazioni</text:span></text:p>
      <text:p text:style-name="P1"><text:span text:style-name="T1">ad esempio RAD: sta per Requirments Analysis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2:57</meta:creation-date>
    <dc:date>2012-10-16T22:00:31.04</dc:date>
    <meta:editing-duration>P0D</meta:editing-duration>
    <meta:editing-cycles>2</meta:editing-cycles>
    <meta:document-statistic meta:table-count="0" meta:image-count="0" meta:object-count="0" meta:page-count="1" meta:paragraph-count="3" meta:word-count="18" meta:character-count="138" meta:non-whitespace-character-count="123"/>
  </office:meta>
</office:document-meta>
</file>